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216a62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8fa7d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f216e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6d246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fo:font-weight="bold" officeooo:paragraph-rsid="0032783d" style:font-name-asian="WenQuanYi Micro Hei" style:font-size-asian="12pt" style:font-weight-asian="bold" style:font-size-complex="12pt" style:font-weight-complex="bold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b89fc" style:font-name-asian="WenQuanYi Micro Hei" style:font-size-asian="12pt" style:font-size-complex="12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size-asian="12pt" style:font-size-complex="12pt"/>
    </style:style>
    <style:style style:name="P8" style:family="paragraph" style:parent-style-name="Standard" style:master-page-name="Standard">
      <style:paragraph-properties style:page-number="auto"/>
      <style:text-properties fo:font-size="12pt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fo:font-weight="bold" officeooo:rsid="00216a62" officeooo:paragraph-rsid="00216a62" style:font-name-asian="WenQuanYi Micro Hei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WenQuanYi Micro Hei" fo:font-size="12pt" fo:font-weight="bold" officeooo:rsid="0028fa7d" officeooo:paragraph-rsid="0028fa7d" style:font-name-asian="WenQuanYi Micro Hei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WenQuanYi Micro Hei" fo:font-size="12pt" fo:font-weight="bold" officeooo:rsid="002f216e" officeooo:paragraph-rsid="002f216e" style:font-name-asian="WenQuanYi Micro Hei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WenQuanYi Micro Hei" fo:font-size="12pt" fo:font-weight="bold" officeooo:rsid="00397d99" officeooo:paragraph-rsid="00422c7f" style:font-name-asian="WenQuanYi Micro Hei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WenQuanYi Micro Hei" fo:font-size="12pt" fo:font-weight="bold" officeooo:rsid="00397d99" officeooo:paragraph-rsid="004e2244" style:font-name-asian="WenQuanYi Micro Hei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WenQuanYi Micro Hei" fo:font-size="12pt" officeooo:rsid="0037b80b" officeooo:paragraph-rsid="0037b80b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37b80b" officeooo:paragraph-rsid="0044f685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31b8c5" officeooo:paragraph-rsid="004e89d5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40aaa9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44f685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2f216e" style:font-name-asian="WenQuanYi Micro Hei" style:font-size-asian="12pt" style:font-size-complex="12pt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6b58b" officeooo:paragraph-rsid="0026b58b" style:font-name-asian="WenQuanYi Micro Hei" style:font-size-asian="12pt" style:font-size-complex="12pt"/>
    </style:style>
    <style:style style:name="P2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size-asian="12pt" style:font-size-complex="12pt"/>
    </style:style>
    <style:style style:name="T1" style:family="text">
      <style:text-properties officeooo:rsid="0018ed89"/>
    </style:style>
    <style:style style:name="T2" style:family="text">
      <style:text-properties officeooo:rsid="001c9547"/>
    </style:style>
    <style:style style:name="T3" style:family="text">
      <style:text-properties officeooo:rsid="00216a62"/>
    </style:style>
    <style:style style:name="T4" style:family="text">
      <style:text-properties officeooo:rsid="0025cadf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550c66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officeooo:rsid="0026b58b"/>
    </style:style>
    <style:style style:name="T10" style:family="text">
      <style:text-properties officeooo:rsid="002b3bc3"/>
    </style:style>
    <style:style style:name="T11" style:family="text">
      <style:text-properties officeooo:rsid="002c8de4"/>
    </style:style>
    <style:style style:name="T12" style:family="text">
      <style:text-properties officeooo:rsid="002dd22b"/>
    </style:style>
    <style:style style:name="T13" style:family="text">
      <style:text-properties officeooo:rsid="002f216e"/>
    </style:style>
    <style:style style:name="T14" style:family="text">
      <style:text-properties officeooo:rsid="0031b8c5"/>
    </style:style>
    <style:style style:name="T15" style:family="text">
      <style:text-properties fo:color="#0000c0" style:font-name="Monospace" fo:font-size="10pt" fo:font-style="italic" style:font-size-asian="10pt" style:font-style-asian="italic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officeooo:rsid="0032783d"/>
    </style:style>
    <style:style style:name="T18" style:family="text">
      <style:text-properties officeooo:rsid="00328690"/>
    </style:style>
    <style:style style:name="T19" style:family="text">
      <style:text-properties officeooo:rsid="0035c421"/>
    </style:style>
    <style:style style:name="T20" style:family="text">
      <style:text-properties officeooo:rsid="0036d246"/>
    </style:style>
    <style:style style:name="T21" style:family="text">
      <style:text-properties officeooo:rsid="003968e3"/>
    </style:style>
    <style:style style:name="T22" style:family="text">
      <style:text-properties officeooo:rsid="003a0b94"/>
    </style:style>
    <style:style style:name="T23" style:family="text">
      <style:text-properties officeooo:rsid="003aea12"/>
    </style:style>
    <style:style style:name="T24" style:family="text">
      <style:text-properties officeooo:rsid="003bb2dd"/>
    </style:style>
    <style:style style:name="T25" style:family="text">
      <style:text-properties officeooo:rsid="003d7626"/>
    </style:style>
    <style:style style:name="T26" style:family="text">
      <style:text-properties officeooo:rsid="003e5cd9"/>
    </style:style>
    <style:style style:name="T27" style:family="text">
      <style:text-properties officeooo:rsid="0040aaa9"/>
    </style:style>
    <style:style style:name="T28" style:family="text">
      <style:text-properties officeooo:rsid="0045c7fd"/>
    </style:style>
    <style:style style:name="T29" style:family="text">
      <style:text-properties officeooo:rsid="004856f8"/>
    </style:style>
    <style:style style:name="T30" style:family="text">
      <style:text-properties fo:font-weight="bold" officeooo:rsid="0040aaa9" style:font-weight-asian="bold" style:font-weight-complex="bold"/>
    </style:style>
    <style:style style:name="T31" style:family="text">
      <style:text-properties officeooo:rsid="004a8428"/>
    </style:style>
    <style:style style:name="T32" style:family="text">
      <style:text-properties officeooo:rsid="004c14ea"/>
    </style:style>
    <style:style style:name="T33" style:family="text">
      <style:text-properties officeooo:rsid="004cfeda"/>
    </style:style>
    <style:style style:name="T34" style:family="text">
      <style:text-properties officeooo:rsid="004e2244"/>
    </style:style>
    <style:style style:name="T35" style:family="text">
      <style:text-properties officeooo:rsid="004e89d5"/>
    </style:style>
    <style:style style:name="T36" style:family="text">
      <style:text-properties officeooo:rsid="004ff909"/>
    </style:style>
    <style:style style:name="T37" style:family="text">
      <style:text-properties officeooo:rsid="00511a02"/>
    </style:style>
    <style:style style:name="T38" style:family="text">
      <style:text-properties officeooo:rsid="00532bd4"/>
    </style:style>
    <style:style style:name="T39" style:family="text">
      <style:text-properties officeooo:rsid="00550c66"/>
    </style:style>
    <style:style style:name="T40" style:family="text">
      <style:text-properties officeooo:rsid="00562d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数组是具有相同数据类型的一组数据的集合，Java<text:span text:style-name="T1">支持多为数组，一维数组的每个基本单元都是基本数据类型的数据，二维数组就是每个基本单元是一维数组的一维数组，以此类推，n维数组的每个基本单元都是n</text:span><text:span text:style-name="T2">-1为数组的n-1维数组。下面以一维数组为例说明Java数组的用法。</text:span></text:p>
      <text:p text:style-name="P9">1、数组声明</text:p>
      <text:p text:style-name="P1"><text:span text:style-name="T3">数组声明有如下两种形式</text:span><text:span text:style-name="T4">（方括号的位置不同</text:span><text:span text:style-name="T3">）：</text:span></text:p>
      <text:p text:style-name="P20">int arr[];</text:p>
      <text:p text:style-name="P20">int[] arr2;</text:p>
      <text:p text:style-name="P10">2、数组初始化</text:p>
      <text:p text:style-name="P2"><text:span text:style-name="T3">数组初始化也有两种形式</text:span><text:span text:style-name="T10">，如下</text:span><text:span text:style-name="T4">（使用new或不使用new</text:span><text:span text:style-name="T3">）：</text:span></text:p>
      <text:p text:style-name="P6"><text:span text:style-name="T9">int arr[] </text:span><text:span text:style-name="T11">= new int[]{1, 3, 5, 7, 9};</text:span></text:p>
      <text:p text:style-name="P6"><text:span text:style-name="T9">int[] arr2 </text:span><text:span text:style-name="T12">= {2, 4, 6, 8, 10}</text:span><text:span text:style-name="T9">;</text:span></text:p>
      <text:p text:style-name="P11">3、遍历数组</text:p>
      <text:p text:style-name="P3"><text:span text:style-name="T13">遍历数组可用for/foreach</text:span><text:span text:style-name="T14">，如下：</text:span></text:p>
      <text:p text:style-name="P7"><text:tab/>public static void main(String[] args) {</text:p>
      <text:p text:style-name="P7"><text:tab/><text:tab/>int arr[] = new int[]{1, 3, 5, 7 ,9};</text:p>
      <text:p text:style-name="P7"><text:tab/><text:tab/>int[] arr2 = {2, 4, 6, 8, 10};</text:p>
      <text:p text:style-name="P7"><text:tab/><text:tab/>for (int i = 0; i &lt; arr.length; ++i) {</text:p>
      <text:p text:style-name="P7"><text:tab/><text:tab/><text:tab/>System.out.print(arr[i] + "\t"); // <text:span text:style-name="T19">1 3 5 7 9</text:span></text:p>
      <text:p text:style-name="P7"><text:tab/><text:tab/>}</text:p>
      <text:p text:style-name="P7"><text:tab/><text:tab/>for (int x: arr2) {</text:p>
      <text:p text:style-name="P7"><text:tab/><text:tab/><text:tab/>System.out.print(x + "\t"); // <text:span text:style-name="T19">2 4 6 8 10</text:span></text:p>
      <text:p text:style-name="P7"><text:tab/><text:tab/>}</text:p>
      <text:p text:style-name="P7"><text:tab/>}</text:p>
      <text:p text:style-name="P5"><text:span text:style-name="T17">4、Arrays.fill</text:span><text:span text:style-name="T18">()填充数组</text:span></text:p>
      <text:p text:style-name="P17"><text:span text:style-name="T27">使用Arrays类的静态方法，需要import包</text:span><text:span text:style-name="T30">java.util.Arrays</text:span><text:span text:style-name="T27">，定义了许多重载方法。</text:span></text:p>
      <text:p text:style-name="P4"><text:span text:style-name="T20">void fill(int[] a, int val)</text:span><text:span text:style-name="T21">全部填充</text:span></text:p>
      <text:p text:style-name="P14">void fill(int[] a, int fromIndex, int toIndex, int val)填充指定索引的元素</text:p>
      <text:p text:style-name="P7"><text:tab/><text:tab/>int[] arr3 = new int[5];</text:p>
      <text:p text:style-name="P7"><text:tab/><text:tab/>for (int x: arr3) {</text:p>
      <text:p text:style-name="P7"><text:tab/><text:tab/><text:tab/>System.out.print(x + "\t"); // <text:span text:style-name="T22">0 0 0 0 0 全部初始化为</text:span><text:span text:style-name="T25">0</text:span></text:p>
      <text:p text:style-name="P7"><text:tab/><text:tab/>}</text:p>
      <text:p text:style-name="P7"><text:tab/><text:tab/>System.out.println();</text:p>
      <text:p text:style-name="P7"><text:tab/><text:tab/>Arrays.fill(arr3, 10);</text:p>
      <text:p text:style-name="P7"><text:tab/><text:tab/>for (int x: arr3) {</text:p>
      <text:p text:style-name="P7"><text:tab/><text:tab/><text:tab/>System.out.print(x + "\t"); // <text:span text:style-name="T23">10 10 10 10 10 全部填充为</text:span><text:span text:style-name="T26">10</text:span></text:p>
      <text:p text:style-name="P7"><text:tab/><text:tab/>}</text:p>
      <text:p text:style-name="P7"><text:tab/><text:tab/>System.out.println();</text:p>
      <text:p text:style-name="P7"><text:tab/><text:tab/>Arrays.fill(arr3, 1, 3, 8);</text:p>
      <text:p text:style-name="P7"><text:soft-page-break/><text:tab/><text:tab/>for (int x: arr3) {</text:p>
      <text:p text:style-name="P7"><text:tab/><text:tab/><text:tab/>System.out.print(x + "\t"); // <text:span text:style-name="T24">10 8 8 10 10 填充指定索引</text:span></text:p>
      <text:p text:style-name="P7"><text:tab/><text:tab/>}</text:p>
      <text:p text:style-name="P7"><text:tab/><text:tab/>System.out.println();</text:p>
      <text:p text:style-name="P12"><text:span text:style-name="T33">5</text:span><text:span text:style-name="T17">、Arrays.sort</text:span><text:span text:style-name="T18">()对数组排序</text:span></text:p>
      <text:p text:style-name="P18"><text:span text:style-name="T20">void sort(int[] a)</text:span><text:span text:style-name="T21">全部</text:span><text:span text:style-name="T29">排序</text:span></text:p>
      <text:p text:style-name="P15">void <text:span text:style-name="T28">sort</text:span>(int[] a, int fromIndex, int toIndex)排序指定索引的元素</text:p>
      <text:p text:style-name="P7"><text:tab/><text:tab/>int[] arr4 = {3, 7, 2, 1, 9};</text:p>
      <text:p text:style-name="P7"><text:tab/><text:tab/>Arrays.sort(arr4);</text:p>
      <text:p text:style-name="P7"><text:tab/><text:tab/>for (int x: arr4) {</text:p>
      <text:p text:style-name="P7"><text:tab/><text:tab/><text:tab/>System.out.print(x + "\t"); // <text:span text:style-name="T31">1 2 3 7 9</text:span></text:p>
      <text:p text:style-name="P7"><text:tab/><text:tab/>}</text:p>
      <text:p text:style-name="P7"><text:tab/><text:tab/>System.out.println();</text:p>
      <text:p text:style-name="P7"><text:tab/><text:tab/>int[] arr5 = {3, 7, 2, 1, 9};</text:p>
      <text:p text:style-name="P7"><text:tab/><text:tab/>Arrays.sort(arr5, 1, 3);</text:p>
      <text:p text:style-name="P7"><text:tab/><text:tab/>for (int x: arr5) {</text:p>
      <text:p text:style-name="P7"><text:tab/><text:tab/><text:tab/>System.out.print(x + "\t"); // <text:span text:style-name="T32">3 2 7 1 9</text:span></text:p>
      <text:p text:style-name="P7"><text:tab/><text:tab/>}</text:p>
      <text:p text:style-name="P7"><text:tab/><text:tab/>System.out.println();</text:p>
      <text:p text:style-name="P7"/>
      <text:p text:style-name="P13"><text:span text:style-name="T34">6</text:span><text:span text:style-name="T17">、Arrays.copyOf</text:span><text:span text:style-name="T18">()</text:span><text:span text:style-name="T37">复制</text:span><text:span text:style-name="T18">数组</text:span></text:p>
      <text:p text:style-name="P16"><text:span text:style-name="T35">int[] copyOf(int[] original, int newLength)复制数组</text:span><text:span text:style-name="T38">，指定新数组长度</text:span></text:p>
      <text:p text:style-name="P16"><text:span text:style-name="T35">int[] copyOfRange(int[] original, int </text:span><text:span text:style-name="T36">from, int to)复制数组</text:span><text:span text:style-name="T39">，指定所复制的原数组的索引</text:span></text:p>
      <text:p text:style-name="P7"><text:tab/><text:tab/>int[] arr6 = {1, 2, 3, 4, 5};</text:p>
      <text:p text:style-name="P7"><text:tab/><text:tab/>int[] arr7 = Arrays.copyOf(arr6, 5); // <text:span text:style-name="T40">1 2 3 4 5</text:span></text:p>
      <text:p text:style-name="P7"><text:tab/><text:tab/>int[] arr8 = Arrays.copyOfRange(arr6, 1, 3); // <text:span text:style-name="T40">2 3</text:span></text:p>
      <text:p text:style-name="P7"><text:tab/><text:tab/>for (int x: arr7) {</text:p>
      <text:p text:style-name="P7"><text:tab/><text:tab/><text:tab/>System.out.print(x + "\t");</text:p>
      <text:p text:style-name="P7"><text:tab/><text:tab/>}</text:p>
      <text:p text:style-name="P7"><text:tab/><text:tab/>System.out.println();</text:p>
      <text:p text:style-name="P7"><text:tab/><text:tab/>for (int x: arr8) {</text:p>
      <text:p text:style-name="P7"><text:tab/><text:tab/><text:tab/>System.out.print(x + "\t");</text:p>
      <text:p text:style-name="P7"><text:tab/><text:tab/>}</text:p>
      <text:p text:style-name="P7"><text:tab/><text:tab/>System.out.println(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21T15:22:19</meta:creation-date>
    <meta:generator>LibreOffice/4.0.2.2$Linux_X86_64 LibreOffice_project/400m0$Build-2</meta:generator>
    <dc:date>2015-07-22T08:58:03</dc:date>
    <dc:creator>hanjunjie </dc:creator>
    <meta:editing-duration>PT5H1M24S</meta:editing-duration>
    <meta:editing-cycles>69</meta:editing-cycles>
    <meta:document-statistic meta:table-count="0" meta:image-count="0" meta:object-count="0" meta:page-count="2" meta:paragraph-count="69" meta:word-count="594" meta:character-count="1945" meta:non-whitespace-character-count="1622"/>
  </office:meta>
</office:document-meta>
</file>